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8.067cm" svg:height="0.886cm" svg:x="2cm" svg:y="2.1cm">
          <draw:text-box>
            <text:p>ゲームの各ステートのフロー</text:p>
          </draw:text-box>
        </draw:frame>
        <draw:rect draw:style-name="gr2" draw:text-style-name="P1" xml:id="id1" draw:id="id1" draw:layer="layout" svg:width="5.5cm" svg:height="1.4cm" svg:x="6.8cm" svg:y="4.4cm">
          <text:p text:style-name="P1">スタート</text:p>
        </draw:rect>
        <draw:rect draw:style-name="gr2" draw:text-style-name="P1" xml:id="id2" draw:id="id2" draw:layer="layout" svg:width="5.7cm" svg:height="1.5cm" svg:x="6.6cm" svg:y="7.3cm">
          <text:p text:style-name="P1">メニュー</text:p>
        </draw:rect>
        <draw:rect draw:style-name="gr2" draw:text-style-name="P1" xml:id="id6" draw:id="id6" draw:layer="layout" svg:width="3.8cm" svg:height="1.3cm" svg:x="2.3cm" svg:y="10.7cm">
          <text:p text:style-name="P1">アセンブリ</text:p>
        </draw:rect>
        <draw:rect draw:style-name="gr2" draw:text-style-name="P1" xml:id="id4" draw:id="id4" draw:layer="layout" svg:width="5cm" svg:height="1.3cm" svg:x="7.2cm" svg:y="10.7cm">
          <text:p text:style-name="P1">ステージセレクト</text:p>
        </draw:rect>
        <draw:rect draw:style-name="gr2" draw:text-style-name="P1" xml:id="id3" draw:id="id3" draw:layer="layout" svg:width="4.4cm" svg:height="1.3cm" svg:x="13.7cm" svg:y="10.8cm">
          <text:p text:style-name="P1">ポイント交換</text:p>
        </draw:rect>
        <draw:connector draw:style-name="gr3" draw:text-style-name="P1" draw:layer="layout" svg:x1="9.55cm" svg:y1="5.8cm" svg:x2="9.45cm" svg:y2="7.3cm" draw:start-shape="id1" draw:start-glue-point="2" draw:end-shape="id2" draw:end-glue-point="0" svg:d="m9550 5800v750h-100v750">
          <text:p/>
        </draw:connector>
        <draw:connector draw:style-name="gr4" draw:text-style-name="P1" draw:layer="layout" svg:x1="9.45cm" svg:y1="8.8cm" svg:x2="15.9cm" svg:y2="10.8cm" draw:start-shape="id2" draw:start-glue-point="2" draw:end-shape="id3" draw:end-glue-point="0" svg:d="m9450 8800v1000h6450v1000">
          <text:p/>
        </draw:connector>
        <draw:connector draw:style-name="gr4" draw:text-style-name="P1" xml:id="id5" draw:id="id5" draw:layer="layout" svg:x1="9.45cm" svg:y1="8.8cm" svg:x2="9.7cm" svg:y2="10.7cm" draw:start-shape="id2" draw:start-glue-point="2" draw:end-shape="id4" draw:end-glue-point="0" svg:d="m9450 8800v950h250v950">
          <text:p/>
        </draw:connector>
        <draw:connector draw:style-name="gr4" draw:text-style-name="P1" draw:layer="layout" svg:x1="9.575cm" svg:y1="9.75cm" svg:x2="4.2cm" svg:y2="10.7cm" draw:start-shape="id5" draw:start-glue-point="0" draw:end-shape="id6" draw:end-glue-point="0" svg:d="m9575 9750h-5375v950">
          <text:p/>
        </draw:connector>
        <draw:rect draw:style-name="gr2" draw:text-style-name="P1" xml:id="id7" draw:id="id7" draw:layer="layout" svg:width="4.4cm" svg:height="1.6cm" svg:x="2cm" svg:y="13.5cm">
          <text:p text:style-name="P1">使用する罠</text:p>
          <text:p text:style-name="P1">などの選択</text:p>
        </draw:rect>
        <draw:connector draw:style-name="gr4" draw:text-style-name="P1" draw:layer="layout" svg:x1="4.2cm" svg:y1="12cm" svg:x2="4.2cm" svg:y2="13.5cm" draw:start-shape="id6" draw:start-glue-point="2" draw:end-shape="id7" draw:end-glue-point="0" svg:d="m4200 12000v1500">
          <text:p/>
        </draw:connector>
        <draw:connector draw:style-name="gr4" draw:text-style-name="P1" draw:layer="layout" draw:line-skew="1.099cm" svg:x1="4.2cm" svg:y1="15.1cm" svg:x2="6.6cm" svg:y2="8.05cm" draw:start-shape="id7" draw:start-glue-point="2" draw:end-shape="id2" draw:end-glue-point="3" svg:d="m4200 15100v1600h-2701v-8650h5101">
          <text:p/>
        </draw:connector>
        <draw:connector draw:style-name="gr4" draw:text-style-name="P1" draw:layer="layout" draw:line-skew="1.199cm 5.6cm" svg:x1="15.9cm" svg:y1="12.1cm" svg:x2="12.3cm" svg:y2="8.05cm" draw:start-shape="id3" draw:start-glue-point="2" draw:end-shape="id2" draw:end-glue-point="1" svg:d="m15900 12100v1700h2700v-5750h-6300">
          <text:p/>
        </draw:connector>
        <draw:rect draw:style-name="gr2" draw:text-style-name="P1" xml:id="id8" draw:id="id8" draw:layer="layout" svg:width="6cm" svg:height="1.6cm" svg:x="7.9cm" svg:y="14.6cm">
          <text:p text:style-name="P1">選択したステージで</text:p>
          <text:p text:style-name="P1">ゲームプレイ</text:p>
        </draw:rect>
        <draw:connector draw:style-name="gr4" draw:text-style-name="P1" draw:layer="layout" svg:x1="9.7cm" svg:y1="12cm" svg:x2="10.9cm" svg:y2="14.6cm" draw:start-shape="id4" draw:start-glue-point="2" draw:end-shape="id8" draw:end-glue-point="0" svg:d="m9700 12000v1300h1200v1300">
          <text:p/>
        </draw:connector>
        <draw:rect draw:style-name="gr2" draw:text-style-name="P1" xml:id="id9" draw:id="id9" draw:layer="layout" svg:width="4.5cm" svg:height="1.9cm" svg:x="8.7cm" svg:y="19.3cm">
          <text:p text:style-name="P1">リザルト画面</text:p>
        </draw:rect>
        <draw:connector draw:style-name="gr4" draw:text-style-name="P1" draw:layer="layout" svg:x1="10.9cm" svg:y1="16.2cm" svg:x2="10.95cm" svg:y2="19.3cm" draw:start-shape="id8" draw:start-glue-point="2" draw:end-shape="id9" draw:end-glue-point="0" svg:d="m10900 16200v1550h50v1550">
          <text:p/>
        </draw:connector>
        <draw:connector draw:style-name="gr4" draw:text-style-name="P1" draw:layer="layout" draw:line-skew="1.099cm 5.499cm" svg:x1="10.95cm" svg:y1="21.2cm" svg:x2="12.3cm" svg:y2="8.05cm" draw:start-shape="id9" draw:start-glue-point="2" draw:end-shape="id2" draw:end-glue-point="1" svg:d="m10950 21200v1600h8250v-14750h-69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Small_20_Arrow" draw:display-name="Small Arrow" svg:viewBox="0 0 1321 3493" svg:d="m1321 3493h-1321l702-3493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09T12:47:20.10</meta:creation-date>
    <dc:date>2014-09-09T12:55:09.33</dc:date>
    <meta:editing-duration>PT7M49S</meta:editing-duration>
    <meta:editing-cycles>1</meta:editing-cycles>
    <meta:document-statistic meta:object-count="19"/>
    <meta:generator>OpenOffice/4.0.1$Win32 OpenOffice.org_project/401m5$Build-9714</meta:generator>
  </office:meta>
</office:document-meta>
</file>